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bb1e" officeooo:paragraph-rsid="0006bb1e"/>
    </style:style>
    <style:style style:name="P2" style:family="paragraph" style:parent-style-name="Standard">
      <style:text-properties officeooo:rsid="000845ce" officeooo:paragraph-rsid="000845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: PATEL MUSKAN KASIM SHAH.</text:p>
      <text:p text:style-name="P1">ROLL NUMBER: 22DCO04</text:p>
      <text:p text:style-name="P1">BATCH: 01</text:p>
      <text:p text:style-name="P1">EXPERIMENT NUMBER: 02</text:p>
      <text:p text:style-name="P2">AIM: USE OF BASIC NETWORK COMMANDS IN LINUX.(ping , tracert,nslookup,netstat, ARP, RARP, ip, ifconfig, dig, route.</text:p>
      <text:p text:style-name="Standard"/>
      <text:p text:style-name="Standard"/>
      <text:p text:style-name="Standard"/>
      <text:p text:style-name="Standard"/>
      <text:p text:style-name="Standard">aiktc@CO-LAB01-19:~$ arp</text:p>
      <text:p text:style-name="Standard">Address <text:s text:c="17"/>HWtype <text:s/>HWaddress <text:s text:c="10"/>Flags Mask <text:s text:c="11"/>Iface</text:p>
      <text:p text:style-name="Standard">172.16.11.85 <text:s text:c="12"/>ether <text:s text:c="2"/>8c:ec:4b:c6:bc:cb <text:s text:c="2"/>C <text:s text:c="20"/>enp2s0</text:p>
      <text:p text:style-name="Standard">172.16.8.51 <text:s text:c="13"/>ether <text:s text:c="2"/>c0:56:e3:0a:d3:a5 <text:s text:c="2"/>C <text:s text:c="20"/>enp2s0</text:p>
      <text:p text:style-name="Standard">172.16.5.102 <text:s text:c="12"/>ether <text:s text:c="2"/>3c:97:0e:90:d1:3f <text:s text:c="2"/>C <text:s text:c="20"/>enp2s0</text:p>
      <text:p text:style-name="Standard">172.16.8.53 <text:s text:c="13"/>ether <text:s text:c="2"/>c0:56:e3:0a:d3:75 <text:s text:c="2"/>C <text:s text:c="20"/>enp2s0</text:p>
      <text:p text:style-name="Standard">172.16.11.227 <text:s text:c="11"/>ether <text:s text:c="2"/>10:78:d2:ca:d3:06 <text:s text:c="2"/>C <text:s text:c="20"/>enp2s0</text:p>
      <text:p text:style-name="Standard">172.16.113.9 <text:s text:c="12"/>ether <text:s text:c="2"/>44:37:e6:e4:7c:b7 <text:s text:c="2"/>C <text:s text:c="20"/>enp2s0</text:p>
      <text:p text:style-name="Standard">server <text:s text:c="26"/>(incomplete) <text:s text:c="29"/>enp2s0</text:p>
      <text:p text:style-name="Standard">_gateway <text:s text:c="16"/>ether <text:s text:c="2"/>7c:5a:1c:b1:51:10 <text:s text:c="2"/>C <text:s text:c="20"/>enp2s0</text:p>
      <text:p text:style-name="Standard">172.16.107.21 <text:s text:c="11"/>ether <text:s text:c="2"/>d4:be:d9:d8:19:3f <text:s text:c="2"/>C <text:s text:c="20"/>enp2s0</text:p>
      <text:p text:style-name="Standard">172.16.200.93 <text:s text:c="11"/>ether <text:s text:c="2"/>5c:49:7d:dc:fe:d7 <text:s text:c="2"/>C <text:s text:c="20"/>enp2s0</text:p>
      <text:p text:style-name="Standard">172.16.117.84 <text:s text:c="11"/>ether <text:s text:c="2"/>2c:ea:7f:04:4d:ed <text:s text:c="2"/>C <text:s text:c="20"/>enp2s0</text:p>
      <text:p text:style-name="Standard">172.16.8.52 <text:s text:c="13"/>ether <text:s text:c="2"/>c0:56:e3:0a:d3:6b <text:s text:c="2"/>C <text:s text:c="20"/>enp2s0</text:p>
      <text:p text:style-name="Standard">aiktc@CO-LAB01-19:~$ arp -a</text:p>
      <text:p text:style-name="Standard">? (172.16.11.85) at 8c:ec:4b:c6:bc:cb [ether] on enp2s0</text:p>
      <text:p text:style-name="Standard">? (172.16.8.51) at c0:56:e3:0a:d3:a5 [ether] on enp2s0</text:p>
      <text:p text:style-name="Standard">? (172.16.5.102) at 3c:97:0e:90:d1:3f [ether] on enp2s0</text:p>
      <text:p text:style-name="Standard">? (172.16.8.53) at c0:56:e3:0a:d3:75 [ether] on enp2s0</text:p>
      <text:p text:style-name="Standard">? (172.16.11.227) at 10:78:d2:ca:d3:06 [ether] on enp2s0</text:p>
      <text:p text:style-name="Standard">? (172.16.113.9) at 44:37:e6:e4:7c:b7 [ether] on enp2s0</text:p>
      <text:p text:style-name="Standard">server (172.16.104.1) at &lt;incomplete&gt; on enp2s0</text:p>
      <text:p text:style-name="Standard">_gateway (172.16.16.1) at 7c:5a:1c:b1:51:10 [ether] on enp2s0</text:p>
      <text:p text:style-name="Standard">? (172.16.107.21) at d4:be:d9:d8:19:3f [ether] on enp2s0</text:p>
      <text:p text:style-name="Standard">? (172.16.200.93) at 5c:49:7d:dc:fe:d7 [ether] on enp2s0</text:p>
      <text:p text:style-name="Standard">? (172.16.117.84) at 2c:ea:7f:04:4d:ed [ether] on enp2s0</text:p>
      <text:p text:style-name="Standard">? (172.16.8.52) at c0:56:e3:0a:d3:6b [ether] on enp2s0</text:p>
      <text:p text:style-name="Standard">aiktc@CO-LAB01-19:~$ rarp</text:p>
      <text:p text:style-name="Standard">Usage: rarp -a <text:s text:c="30"/>list entries in cache.</text:p>
      <text:p text:style-name="Standard"><text:s text:c="7"/>rarp -d &lt;hostname&gt; <text:s text:c="19"/>delete entry from cache.</text:p>
      <text:p text:style-name="Standard"><text:s text:c="7"/>rarp [&lt;HW&gt;] -s &lt;hostname&gt; &lt;hwaddr&gt; <text:s text:c="3"/>add entry to cache.</text:p>
      <text:p text:style-name="Standard"><text:s text:c="7"/>rarp -f <text:s text:c="30"/>add entries from /etc/ethers.</text:p>
      <text:p text:style-name="Standard"><text:s text:c="7"/>rarp -V <text:s text:c="30"/>display program version.</text:p>
      <text:p text:style-name="Standard"/>
      <text:p text:style-name="Standard"><text:s text:c="2"/>&lt;HW&gt;=Use '-H &lt;hw&gt;' to specify hardware address type. Default: ether</text:p>
      <text:p text:style-name="Standard"><text:s text:c="2"/>List of possible hardware types (which support ARP):</text:p>
      <text:p text:style-name="Standard"><text:s text:c="4"/>ash (Ash) ether (Ethernet) ax25 (AMPR AX.25) </text:p>
      <text:p text:style-name="Standard"><text:s text:c="4"/>netrom (AMPR NET/ROM) rose (AMPR ROSE) arcnet (ARCnet) </text:p>
      <text:p text:style-name="Standard"><text:s text:c="4"/>dlci (Frame Relay DLCI) fddi (Fiber Distributed Data Interface) hippi (HIPPI) </text:p>
      <text:p text:style-name="Standard"><text:s text:c="4"/>irda (IrLAP) x25 (generic X.25) eui64 (Generic EUI-64) </text:p>
      <text:p text:style-name="Standard">aiktc@CO-LAB01-19:~$ rarp -a</text:p>
      <text:p text:style-name="Standard">This kernel does not support RARP.</text:p>
      <text:p text:style-name="Standard"><text:soft-page-break/>aiktc@CO-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3T16:35:10.376314998</meta:creation-date>
    <dc:date>2023-08-03T16:39:37.055440033</dc:date>
    <meta:editing-duration>PT4M2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7" meta:word-count="280" meta:character-count="2769" meta:non-whitespace-character-count="1879"/>
  </office:meta>
</office:document-meta>
</file>